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a9bf4" officeooo:paragraph-rsid="001a9bf4"/>
    </style:style>
    <style:style style:name="P2" style:family="paragraph" style:parent-style-name="Standard">
      <style:text-properties style:text-underline-style="none" officeooo:rsid="001a9bf4" officeooo:paragraph-rsid="001a9bf4"/>
    </style:style>
    <style:style style:name="P3" style:family="paragraph" style:parent-style-name="Standard">
      <style:text-properties fo:color="#cc0000" style:text-underline-style="none" officeooo:rsid="001a9bf4" officeooo:paragraph-rsid="001a9bf4"/>
    </style:style>
    <style:style style:name="P4" style:family="paragraph" style:parent-style-name="Standard">
      <style:text-properties fo:color="#0000ff" style:text-underline-style="none" officeooo:rsid="002132dd" officeooo:paragraph-rsid="002132dd"/>
    </style:style>
    <style:style style:name="P5" style:family="paragraph" style:parent-style-name="Standard">
      <style:text-properties fo:color="#0000ff" style:text-underline-style="none" officeooo:rsid="001a9bf4" officeooo:paragraph-rsid="002132dd"/>
    </style:style>
    <style:style style:name="P6" style:family="paragraph" style:parent-style-name="Standard">
      <style:text-properties fo:color="#0000ff" style:text-underline-style="none" officeooo:rsid="00230c40" officeooo:paragraph-rsid="00230c40"/>
    </style:style>
    <style:style style:name="T1" style:family="text">
      <style:text-properties officeooo:rsid="001ef1a8"/>
    </style:style>
    <style:style style:name="T2" style:family="text">
      <style:text-properties officeooo:rsid="001f61e3"/>
    </style:style>
    <style:style style:name="T3" style:family="text">
      <style:text-properties officeooo:rsid="001a9bf4"/>
    </style:style>
    <style:style style:name="T4" style:family="text">
      <style:text-properties officeooo:rsid="00230c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</text:p>
      <text:p text:style-name="P2"/>
      <text:p text:style-name="P3">Aujourd’hui, à l’heure ou nous souhaitons faire tout mieux et plus rapidement avec l’informatique, le milieu éducatif, est, selon nous, en retard.</text:p>
      <text:p text:style-name="P3"/>
      <text:p text:style-name="P3"><text:span text:style-name="T1">Un </text:span>enseignant n’a<text:span text:style-name="T1">-t-il</text:span> jamais utilisé un énoncé, une question, créé par quelqu’un d’autre car elle <text:span text:style-name="T1">lui</text:span> semblait correcte et intéressante ?</text:p>
      <text:p text:style-name="P3"/>
      <text:p text:style-name="P3">N’a<text:span text:style-name="T2">-t-il</text:span> jamais été à cours d’idées afin de créer <text:span text:style-name="T2">ses</text:span> questionnaires ?</text:p>
      <text:p text:style-name="P3"/>
      <text:p text:style-name="P3"><text:span text:style-name="T2">L</text:span>a réponse est oui, alors notre site est fait pour <text:span text:style-name="T2">eux</text:span> !</text:p>
      <text:p text:style-name="P3"/>
      <text:p text:style-name="P3"/>
      <text:p text:style-name="P4">Aujourd’hui, à l’heure du tout numérique, l’informatique permet de simplifier et de rendre plus rapide un grand nombre de choses.</text:p>
      <text:p text:style-name="P4"/>
      <text:p text:style-name="P4">Le milieu éducatif n’est pas la cible prioritaire de ces améliorations.</text:p>
      <text:p text:style-name="P4"/>
      <text:p text:style-name="P6">Alors nous, nous nous posons ces questions :</text:p>
      <text:p text:style-name="P4"/>
      <text:p text:style-name="P4"><text:span text:style-name="T4">U</text:span>n enseignant <text:span text:style-name="T3">n’a-t-il</text:span> <text:span text:style-name="T3">jamais utilisé un énoncé, une question, créé par quelqu’un d’autre car elle lui semblait correcte et intéressante ?</text:span></text:p>
      <text:p text:style-name="P4"/>
      <text:p text:style-name="P5">N’a<text:span text:style-name="T2">-t-il</text:span> jamais été à cours d’idées afin de créer <text:span text:style-name="T2">ses</text:span> questionnaires ?</text:p>
      <text:p text:style-name="P5"/>
      <text:p text:style-name="P4">A ces deux questions la réponse est oui. Nous avons donc créé Sharkwest pour répondre à ce besoin <text:span text:style-name="T4">qui est de partager des questions et de créer ses questionnaires à partir de ses idées mais également de celles des autres personn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.199cm" fo:margin-right="0.199cm" fo:margin-top="0.101cm" fo:margin-bottom="0.101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.953cm" fo:margin-right="0cm" fo:margin-top="0.212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name-asian="Tahoma1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2.064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3.175cm" fo:margin-right="0cm" fo:margin-top="0.159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4.445cm" fo:margin-right="0cm" fo:margin-top="0.141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5.715cm" fo:margin-right="0cm" fo:margin-top="0.141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5.715cm" fo:margin-right="0cm" fo:margin-top="0.141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5.715cm" fo:margin-right="0cm" fo:margin-top="0.141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5.715cm" fo:margin-right="0cm" fo:margin-top="0.141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5.715cm" fo:margin-right="0cm" fo:margin-top="0.141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swiss" fo:font-size="36pt" fo:font-style="normal" fo:text-shadow="none" style:text-underline-style="none" fo:font-weight="normal" style:font-name-asian="Tahoma1" style:font-family-asian="Tahoma" style:font-family-generic-asian="system" style:font-pitch-asian="variable" style:font-size-asian="36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176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1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Arial Unicode MS" fo:font-family="'Arial Unicode MS'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swiss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1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.212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name-asian="Tahoma1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.159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.141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.141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.141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.141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.141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.141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.953cm" fo:margin-right="0cm" fo:margin-top="0.212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2.064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3.175cm" fo:margin-right="0cm" fo:margin-top="0.159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4.445cm" fo:margin-right="0cm" fo:margin-top="0.141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5.715cm" fo:margin-right="0cm" fo:margin-top="0.141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5.715cm" fo:margin-right="0cm" fo:margin-top="0.141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5.715cm" fo:margin-right="0cm" fo:margin-top="0.141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5.715cm" fo:margin-right="0cm" fo:margin-top="0.141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5.715cm" fo:margin-right="0cm" fo:margin-top="0.141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outline="false" style:text-line-through-style="none" style:text-line-through-type="none" style:font-name="Tahoma" fo:font-family="Tahoma" style:font-family-generic="swiss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swiss" fo:font-size="36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6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cm" fo:margin-right="0cm" fo:margin-top="0.176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1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9:42:23.441278974</meta:creation-date>
    <dc:date>2018-08-27T00:39:18.030375130</dc:date>
    <meta:editing-duration>PT2H53M28S</meta:editing-duration>
    <meta:editing-cycles>10</meta:editing-cycles>
    <meta:generator>LibreOffice/5.2.5.1$MacOSX_X86_64 LibreOffice_project/0312e1a284a7d50ca85a365c316c7abbf20a4d22</meta:generator>
    <meta:document-statistic meta:table-count="0" meta:image-count="0" meta:object-count="0" meta:page-count="1" meta:paragraph-count="11" meta:word-count="181" meta:character-count="1098" meta:non-whitespace-character-count="928"/>
  </office:meta>
</office:document-meta>
</file>